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rsid="0015d217" officeooo:paragraph-rsid="0015d217"/>
    </style:style>
    <style:style style:name="P2" style:family="paragraph" style:parent-style-name="Standard">
      <style:text-properties officeooo:rsid="00169cc6" officeooo:paragraph-rsid="00169cc6"/>
    </style:style>
    <style:style style:name="P3" style:family="paragraph" style:parent-style-name="Standard">
      <style:paragraph-properties style:writing-mode="lr-tb"/>
      <style:text-properties officeooo:rsid="00169cc6" officeooo:paragraph-rsid="00169cc6"/>
    </style:style>
    <style:style style:name="P4" style:family="paragraph" style:parent-style-name="Standard">
      <style:paragraph-properties style:writing-mode="lr-tb"/>
      <style:text-properties officeooo:rsid="0017f9aa" officeooo:paragraph-rsid="0017f9aa"/>
    </style:style>
    <style:style style:name="P5" style:family="paragraph" style:parent-style-name="Standard">
      <style:paragraph-properties style:writing-mode="lr-tb"/>
      <style:text-properties officeooo:rsid="00184994" officeooo:paragraph-rsid="001849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dução</text:p>
      <text:p text:style-name="P1"/>
      <text:p text:style-name="P1">O objetivo deste estudo consiste em gerar um modelo preditivo do indicador de desempenho médio em ciências da natureza e suas tecnologias dos alunos de escolas do ensino médio a partir dos dados públicos referentes ao Exame Nacional do Ensino Médio (ENEM) de 2015.</text:p>
      <text:p text:style-name="P1"/>
      <text:p text:style-name="P2">Tal proposta justifica-se em um cenário alarmante de baixo desempenho dos alunos do ensino básico no Brasil, de acordo com os dados de 2015 do PISA.</text:p>
      <text:p text:style-name="P2"/>
      <text:p text:style-name="P3">A técnica de mineração de dados escolhida é a árvore de decisão e o algoritmo utilizado é o j48, através do software WEKA.</text:p>
      <text:p text:style-name="P3"/>
      <text:p text:style-name="P4">A análise dos indicadores educacionais brasileiros dos últimos anos não permite sensação de conforto.</text:p>
      <text:p text:style-name="P4"/>
      <text:p text:style-name="P5">Segundo os dados de 2015 do PISA, o programa internacional de avaliação de estudantes, o desempenho dos estudantes do ensino básico no Brasil, nas três áreas avaliadas pelo programa, está abaixo da média dos estudantes em países membros da organizaçã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pt" fo:country="B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7T16:37:27.891750316</meta:creation-date>
    <meta:generator>LibreOffice/5.2.7.2$Linux_X86_64 LibreOffice_project/20m0$Build-2</meta:generator>
    <dc:date>2018-07-17T16:43:38.580535477</dc:date>
    <meta:editing-duration>PT6M8S</meta:editing-duration>
    <meta:editing-cycles>5</meta:editing-cycles>
    <meta:document-statistic meta:table-count="0" meta:image-count="0" meta:object-count="0" meta:page-count="1" meta:paragraph-count="6" meta:word-count="148" meta:character-count="897" meta:non-whitespace-character-count="755"/>
  </office:meta>
</office:document-meta>
</file>